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16.39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0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 (IAO:0000109)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1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 (IAO:0000109)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2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.0] that contains the datum's value.</text:p>
          </table:table-cell>
          <table:table-cell office:value-type="string" calcext:value-type="string">
            <text:p>'measurement datum' (IAO:0000109)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3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.0] that contains the datum's value.</text:p>
          </table:table-cell>
          <table:table-cell office:value-type="string" calcext:value-type="string">
            <text:p>'measurement datum' (IAO:0000109)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3" table:number-rows-repeated="1048570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17:57:22.032627424</dc:date>
    <dc:creator>Brian </dc:creator>
    <meta:editing-duration>P4DT1H15M14S</meta:editing-duration>
    <meta:editing-cycles>4</meta:editing-cycles>
    <meta:generator>LibreOffice/5.1.4.2$Linux_X86_64 LibreOffice_project/10m0$Build-2</meta:generator>
    <meta:document-statistic meta:table-count="1" meta:cell-count="36" meta:object-count="0"/>
  </office:meta>
</office:document-meta>
</file>